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1.003cm" fo:margin-left="-3cm" fo:margin-top="0cm" fo:margin-bottom="0cm" fo:break-before="page" table:align="left" style:writing-mode="lr-tb"/>
    </style:style>
    <style:style style:name="Таблица1.A" style:family="table-column">
      <style:table-column-properties style:column-width="1.466cm"/>
    </style:style>
    <style:style style:name="Таблица1.B" style:family="table-column">
      <style:table-column-properties style:column-width="1.85cm"/>
    </style:style>
    <style:style style:name="Таблица1.C" style:family="table-column">
      <style:table-column-properties style:column-width="2.76cm"/>
    </style:style>
    <style:style style:name="Таблица1.D" style:family="table-column">
      <style:table-column-properties style:column-width="1.752cm"/>
    </style:style>
    <style:style style:name="Таблица1.E" style:family="table-column">
      <style:table-column-properties style:column-width="2.249cm"/>
    </style:style>
    <style:style style:name="Таблица1.F" style:family="table-column">
      <style:table-column-properties style:column-width="2.175cm"/>
    </style:style>
    <style:style style:name="Таблица1.G" style:family="table-column">
      <style:table-column-properties style:column-width="2.325cm"/>
    </style:style>
    <style:style style:name="Таблица1.H" style:family="table-column">
      <style:table-column-properties style:column-width="1.501cm"/>
    </style:style>
    <style:style style:name="Таблица1.J" style:family="table-column">
      <style:table-column-properties style:column-width="1.75cm"/>
    </style:style>
    <style:style style:name="Таблица1.K" style:family="table-column">
      <style:table-column-properties style:column-width="1.423cm"/>
    </style:style>
    <style:style style:name="Таблица1.1" style:family="table-row">
      <style:table-row-properties style:min-row-height="1.813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0.504cm" fo:keep-together="auto"/>
    </style:style>
    <style:style style:name="Таблица1.4" style:family="table-row">
      <style:table-row-properties style:min-row-height="0.485cm" fo:keep-together="auto"/>
    </style:style>
    <style:style style:name="Таблица1.9" style:family="table-row">
      <style:table-row-properties style:min-row-height="1.226cm" fo:keep-together="auto"/>
    </style:style>
    <style:style style:name="Таблица1.13" style:family="table-row">
      <style:table-row-properties style:min-row-height="2.288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ru" fo:country="RU" officeooo:rsid="000f6a98" officeooo:paragraph-rsid="00104a87" style:letter-kerning="false" style:font-name-asian="Calibri1" style:language-asian="en" style:country-asian="US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4d902" officeooo:paragraph-rsid="0014d90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0ea87" officeooo:paragraph-rsid="0014d90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5f7a3" officeooo:paragraph-rsid="0015f7a3" style:letter-kerning="false" style:font-name-asian="Calibri1" style:font-size-asian="8pt" style:language-asian="en" style:country-asian="US" style:font-size-complex="8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6d977" officeooo:paragraph-rsid="0016d97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78591" officeooo:paragraph-rsid="00178591" style:letter-kerning="false" style:font-name-asian="Calibri1" style:font-size-asian="8pt" style:language-asian="en" style:country-asian="US" style:font-size-complex="8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officeooo:rsid="001b0287" officeooo:paragraph-rsid="001b028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0f6a98" officeooo:paragraph-rsid="000f6a98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04a87" officeooo:paragraph-rsid="00104a87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04a87" officeooo:paragraph-rsid="0010ea87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0ea87" officeooo:paragraph-rsid="0010ea87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0ea87" officeooo:paragraph-rsid="0014d902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2cc79" officeooo:paragraph-rsid="0015f7a3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5f7a3" officeooo:paragraph-rsid="0015f7a3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5f7a3" officeooo:paragraph-rsid="0016d977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78591" officeooo:paragraph-rsid="00178591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8e0ae" officeooo:paragraph-rsid="0018e0ae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8e0ae" officeooo:paragraph-rsid="001955a2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955a2" officeooo:paragraph-rsid="001955a2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cacaa" officeooo:paragraph-rsid="001e0dbc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e0dbc" officeooo:paragraph-rsid="001e0dbc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normal" officeooo:rsid="001e0dbc" officeooo:paragraph-rsid="001ed357" style:letter-kerning="false" style:font-name-asian="Calibri1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04a87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0ea87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5f7a3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78591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8e0ae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955a2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officeooo:rsid="00104a87" officeooo:paragraph-rsid="001e0dbc" style:letter-kerning="fals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fo:font-weight="bold" style:letter-kerning="false" style:font-name-asian="Calibri1" style:font-size-asian="8pt" style:language-asian="en" style:country-asian="US" style:font-weight-asian="bold" style:font-size-complex="8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0f6a98" officeooo:paragraph-rsid="000f6a98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04a87" officeooo:paragraph-rsid="00104a8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04a87" officeooo:paragraph-rsid="00171de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44183" officeooo:paragraph-rsid="00144183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44183" officeooo:paragraph-rsid="0016d97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44183" officeooo:paragraph-rsid="00171de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2cc79" officeooo:paragraph-rsid="0012cc79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2cc79" officeooo:paragraph-rsid="0014d90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4d902" officeooo:paragraph-rsid="0014d90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71de2" officeooo:paragraph-rsid="00171de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78591" officeooo:paragraph-rsid="00178591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8e0ae" officeooo:paragraph-rsid="0018e0a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955a2" officeooo:paragraph-rsid="001955a2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955a2" officeooo:paragraph-rsid="001e0dbc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b0287" officeooo:paragraph-rsid="001b028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b0287" officeooo:paragraph-rsid="00208e2c" style:letter-kerning="false" style:font-name-asian="Calibri1" style:font-size-asian="8pt" style:language-asian="en" style:country-asian="US" style:font-size-complex="8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cacaa" officeooo:paragraph-rsid="001cacaa" style:letter-kerning="false" style:font-name-asian="Calibri1" style:font-size-asian="8pt" style:language-asian="en" style:country-asian="US" style:font-size-complex="8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e0dbc" officeooo:paragraph-rsid="001e0dbc" style:letter-kerning="false" style:font-name-asian="Calibri1" style:font-size-asian="8pt" style:language-asian="en" style:country-asian="US" style:font-size-complex="8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ru" fo:country="RU" officeooo:rsid="001ed357" officeooo:paragraph-rsid="001ed357" style:letter-kerning="false" style:font-name-asian="Calibri1" style:font-size-asian="8pt" style:language-asian="en" style:country-asian="US" style:font-size-complex="8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en" fo:country="US" style:letter-kerning="false" style:font-name-asian="Calibri1" style:font-size-asian="8pt" style:language-asian="en" style:country-asian="US" style:font-size-complex="8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0pt" fo:language="en" fo:country="US" fo:font-weight="bold" officeooo:rsid="00104a87" officeooo:paragraph-rsid="00104a87" style:letter-kerning="false" style:font-name-asian="Calibri1" style:font-size-asian="20pt" style:language-asian="en" style:country-asian="US" style:font-weight-asian="bold" style:font-size-complex="20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44183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b0287" officeooo:paragraph-rsid="001b028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04a87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f2c89"/>
    </style:style>
    <style:style style:name="T6" style:family="text">
      <style:text-properties style:font-name="Calibri" fo:font-size="8pt" fo:language="ru" fo:country="RU" officeooo:rsid="0012cc79" style:letter-kerning="false" style:font-name-asian="Calibri1" style:font-size-asian="8pt" style:language-asian="en" style:country-asian="US" style:font-size-complex="8pt" style:language-complex="ar" style:country-complex="SA"/>
    </style:style>
    <style:style style:name="T7" style:family="text">
      <style:text-properties style:font-name="Calibri" fo:font-size="8pt" fo:language="ru" fo:country="RU" officeooo:rsid="0014d902" style:letter-kerning="false" style:font-name-asian="Calibri1" style:font-size-asian="8pt" style:language-asian="en" style:country-asian="US" style:font-size-complex="8pt" style:language-complex="ar" style:country-complex="SA"/>
    </style:style>
    <style:style style:name="T8" style:family="text">
      <style:text-properties style:font-name="Calibri" fo:font-size="8pt" fo:language="ru" fo:country="RU" officeooo:rsid="001955a2" style:letter-kerning="false" style:font-name-asian="Calibri1" style:font-size-asian="8pt" style:language-asian="en" style:country-asian="US" style:font-size-complex="8pt" style:language-complex="ar" style:country-complex="SA"/>
    </style:style>
    <style:style style:name="T9" style:family="text">
      <style:text-properties style:font-name="Calibri" fo:font-size="8pt" style:letter-kerning="false" style:font-name-asian="Calibri1" style:font-size-asian="8pt" style:language-asian="en" style:country-asian="US" style:font-size-complex="8pt" style:language-complex="ar" style:country-complex="SA"/>
    </style:style>
    <style:style style:name="T10" style:family="text">
      <style:text-properties officeooo:rsid="0014d902"/>
    </style:style>
    <style:style style:name="T11" style:family="text">
      <style:text-properties officeooo:rsid="0012cc79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weight="normal" officeooo:rsid="0014d902" style:font-weight-asian="normal" style:font-weight-complex="normal"/>
    </style:style>
    <style:style style:name="T14" style:family="text">
      <style:text-properties fo:language="ru" fo:country="RU" fo:font-weight="normal" officeooo:rsid="0012cc79" style:font-weight-asian="normal" style:font-weight-complex="normal"/>
    </style:style>
    <style:style style:name="T15" style:family="text">
      <style:text-properties fo:language="ru" fo:country="RU" fo:font-weight="normal" officeooo:rsid="0010ea87" style:font-weight-asian="normal" style:font-weight-complex="normal"/>
    </style:style>
    <style:style style:name="T16" style:family="text">
      <style:text-properties officeooo:rsid="0015f7a3"/>
    </style:style>
    <style:style style:name="T17" style:family="text">
      <style:text-properties officeooo:rsid="0018e0ae"/>
    </style:style>
    <style:style style:name="T18" style:family="text">
      <style:text-properties officeooo:rsid="001955a2"/>
    </style:style>
    <style:style style:name="T19" style:family="text">
      <style:text-properties officeooo:rsid="001cacaa"/>
    </style:style>
    <style:style style:name="T20" style:family="text">
      <style:text-properties officeooo:rsid="001e0dbc"/>
    </style:style>
    <style:style style:name="T21" style:family="text">
      <style:text-properties officeooo:rsid="001f2c89"/>
    </style:style>
    <style:style style:name="T22" style:family="text">
      <style:text-properties officeooo:rsid="00208e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D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11" office:value-type="string">
            <text:p text:style-name="P53">Сайт – Автосалон (MyAutoShow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31">Идентификатор</text:p>
          </table:table-cell>
          <table:table-cell table:style-name="Таблица1.A1" office:value-type="string">
            <text:p text:style-name="P31">Краткое</text:p>
            <text:p text:style-name="P31">Описание</text:p>
          </table:table-cell>
          <table:table-cell table:style-name="Таблица1.A1" office:value-type="string">
            <text:p text:style-name="P31">Подробное описание</text:p>
          </table:table-cell>
          <table:table-cell table:style-name="Таблица1.A1" office:value-type="string">
            <text:p text:style-name="P31">Шаги по воспроизведе<text:span text:style-name="T21">ни</text:span>ю</text:p>
          </table:table-cell>
          <table:table-cell table:style-name="Таблица1.A1" office:value-type="string">
            <text:p text:style-name="P31">Воспроизводимость</text:p>
          </table:table-cell>
          <table:table-cell table:style-name="Таблица1.A1" office:value-type="string">
            <text:p text:style-name="P31">Важность</text:p>
          </table:table-cell>
          <table:table-cell table:style-name="Таблица1.A1" office:value-type="string">
            <text:p text:style-name="P31">Срочность</text:p>
          </table:table-cell>
          <table:table-cell table:style-name="Таблица1.A1" office:value-type="string">
            <text:p text:style-name="P31">Симптом</text:p>
          </table:table-cell>
          <table:table-cell table:style-name="Таблица1.A1" office:value-type="string">
            <text:p text:style-name="P31">Возможность обойти</text:p>
          </table:table-cell>
          <table:table-cell table:style-name="Таблица1.A1" office:value-type="string">
            <text:p text:style-name="P31">Комментарий</text:p>
          </table:table-cell>
          <table:table-cell table:style-name="Таблица1.A1" office:value-type="string">
            <text:p text:style-name="P31">Прилож<text:span text:style-name="T21">е</text:span>ние</text:p>
          </table:table-cell>
        </table:table-row>
        <table:table-row table:style-name="Таблица1.3">
          <table:table-cell table:style-name="Таблица1.A1" office:value-type="string">
            <text:p text:style-name="P32">1</text:p>
          </table:table-cell>
          <table:table-cell table:style-name="Таблица1.A1" office:value-type="string">
            <text:p text:style-name="P33">Цвет «карточек у машин»</text:p>
          </table:table-cell>
          <table:table-cell table:style-name="Таблица1.A1" office:value-type="string">
            <text:p text:style-name="P9">На странице «Все машины» у трех объектов цвет карточки отличается от стандартного</text:p>
            <text:p text:style-name="P9"/>
            <text:p text:style-name="P24">Ожидаемый результат:</text:p>
            <text:p text:style-name="P10">Стандартный цвет</text:p>
            <text:p text:style-name="P24">Фактический результат:</text:p>
            <text:p text:style-name="P10">Нестандартный цвет</text:p>
          </table:table-cell>
          <table:table-cell table:style-name="Таблица1.A1" office:value-type="string">
            <text:p text:style-name="P1"><text:span text:style-name="T1">1.</text:span><text:span text:style-name="T2">Перейти на страницу </text:span><text:span text:style-name="T3">«Все машины»</text:span></text:p>
            <text:p text:style-name="P10">Дефект:Нестандартный цвет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34">Косметический дефект</text:p>
          </table:table-cell>
          <table:table-cell table:style-name="Таблица1.A1" office:value-type="string">
            <text:p text:style-name="P34">Нет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4">
          <table:table-cell table:style-name="Таблица1.A1" office:value-type="string">
            <text:p text:style-name="P32">2</text:p>
          </table:table-cell>
          <table:table-cell table:style-name="Таблица1.A1" office:value-type="string">
            <text:p text:style-name="P4"><text:span text:style-name="T4">Цвет чекбокс</text:span><text:span text:style-name="T5">о</text:span><text:span text:style-name="T4">в <text:s/></text:span><text:span text:style-name="T13">н</text:span><text:span text:style-name="T14">екорр</text:span><text:span text:style-name="T13">е</text:span><text:span text:style-name="T14">ктн</text:span><text:span text:style-name="T13">ый</text:span></text:p>
          </table:table-cell>
          <table:table-cell table:style-name="Таблица1.A1" office:value-type="string">
            <text:p text:style-name="P13">На базовом шаблоне(соотв. И на всех страницах сайта) цвет чекбокса <text:span text:style-name="T10">н</text:span><text:span text:style-name="T11">екорр</text:span><text:span text:style-name="T10">е</text:span><text:span text:style-name="T11">ктн</text:span><text:span text:style-name="T10">ый</text:span> </text:p>
            <text:p text:style-name="P12"/>
            <text:p text:style-name="P25">Ожидаемый результат:</text:p>
            <text:p text:style-name="P11">Стандартный цвет</text:p>
            <text:p text:style-name="P25">Фактический результат:</text:p>
            <text:p text:style-name="P11">Нестандартный цвет</text:p>
          </table:table-cell>
          <table:table-cell table:style-name="Таблица1.A1" office:value-type="string">
            <text:p text:style-name="P11">Дефект:Нестандартный цвет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34">Косметический дефект</text:p>
          </table:table-cell>
          <table:table-cell table:style-name="Таблица1.A1" office:value-type="string">
            <text:p text:style-name="P34">Нет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3">
          <table:table-cell table:style-name="Таблица1.A1" office:value-type="string">
            <text:p text:style-name="P32">3</text:p>
          </table:table-cell>
          <table:table-cell table:style-name="Таблица1.A1" office:value-type="string">
            <text:p text:style-name="P40">Некорр<text:span text:style-name="T10">е</text:span>ктное выравнивание форм </text:p>
          </table:table-cell>
          <table:table-cell table:style-name="Таблица1.A1" office:value-type="string">
            <text:p text:style-name="P39">При ре<text:span text:style-name="T10">г</text:span>истрации или при входе на сайт сетка форм имеет неправильное выравнивание</text:p>
            <text:p text:style-name="P39"/>
            <text:p text:style-name="P26">Ожидаемый результат:</text:p>
            <text:p text:style-name="P14"><text:span text:style-name="T16">П</text:span>равильное выравнивание</text:p>
            <text:p text:style-name="P26">Фактический результат:</text:p>
            <text:p text:style-name="P14"><text:span text:style-name="T16">Н</text:span>еправильное выравнивание</text:p>
          </table:table-cell>
          <table:table-cell table:style-name="Таблица1.A1" office:value-type="string">
            <text:p text:style-name="P36">1.Перейти в поле «зарегистрироваться»/«Войти»</text:p>
            <text:p text:style-name="P36"/>
            <text:p text:style-name="P36">Дефект:</text:p>
            <text:p text:style-name="P54"><text:span text:style-name="T6">Некорр</text:span><text:span text:style-name="T7">е</text:span><text:span text:style-name="T6">ктное выравнивание форм </text:span></text:p>
            <text:p text:style-name="P36"/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6">Высокая</text:p>
          </table:table-cell>
          <table:table-cell table:style-name="Таблица1.A1" office:value-type="string">
            <text:p text:style-name="P36">Нормальная</text:p>
          </table:table-cell>
          <table:table-cell table:style-name="Таблица1.A1" office:value-type="string">
            <text:p text:style-name="P34">Косметический дефект</text:p>
          </table:table-cell>
          <table:table-cell table:style-name="Таблица1.A1" office:value-type="string">
            <text:p text:style-name="P36">Да</text:p>
            <text:p text:style-name="P36">Если пользователь уже авторизован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3">
          <table:table-cell table:style-name="Таблица1.A1" office:value-type="string">
            <text:p text:style-name="P32">4</text:p>
          </table:table-cell>
          <table:table-cell table:style-name="Таблица1.A1" office:value-type="string">
            <text:p text:style-name="P41">Баг с отображением таблицы</text:p>
          </table:table-cell>
          <table:table-cell table:style-name="Таблица1.A1" office:value-type="string">
            <text:p text:style-name="P3">При изменении стандартного расширения </text:p>
            <text:p text:style-name="P5">таблица и формы н<text:span text:style-name="T15">а базовом шаблоне(соотв. И на всех страницах сайта)</text:span></text:p>
            <text:p text:style-name="P5"><text:span text:style-name="T15">в</text:span><text:span text:style-name="T12">ыходит за границу и можно скроллить страницу</text:span></text:p>
            <text:p text:style-name="P15"/>
            <text:p text:style-name="P26">Ожидаемый результат:</text:p>
            <text:p text:style-name="P15">элементы <text:soft-page-break/>выходят за рамки</text:p>
            <text:p text:style-name="P15">есть прокрутка</text:p>
            <text:p text:style-name="P26">Фактический результат:</text:p>
            <text:p text:style-name="P15">элементы не выходят за рамки</text:p>
            <text:p text:style-name="P15">и нет прокрутки</text:p>
          </table:table-cell>
          <table:table-cell table:style-name="Таблица1.A1" office:value-type="string">
            <text:p text:style-name="P6">1.Открыть сайт на разрешении с шириной меньше 1300</text:p>
            <text:p text:style-name="P6"/>
            <text:p text:style-name="P37">Дефект:</text:p>
            <text:p text:style-name="P16">элементы не выходят за рамки</text:p>
            <text:p text:style-name="P16">и нет прокрутки</text:p>
          </table:table-cell>
          <table:table-cell table:style-name="Таблица1.A1" office:value-type="string">
            <text:p text:style-name="P42">Всегда</text:p>
          </table:table-cell>
          <table:table-cell table:style-name="Таблица1.A1" office:value-type="string">
            <text:p text:style-name="P38">Высокая</text:p>
          </table:table-cell>
          <table:table-cell table:style-name="Таблица1.A1" office:value-type="string">
            <text:p text:style-name="P42">Высокая</text:p>
          </table:table-cell>
          <table:table-cell table:style-name="Таблица1.A1" office:value-type="string">
            <text:p text:style-name="P35">Косметический дефект</text:p>
          </table:table-cell>
          <table:table-cell table:style-name="Таблица1.A1" office:value-type="string">
            <text:p text:style-name="P42">Да</text:p>
            <text:p text:style-name="P42">Если не использовать устройства с такими расширениями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4">
          <table:table-cell table:style-name="Таблица1.A1" office:value-type="string">
            <text:p text:style-name="P32">5</text:p>
          </table:table-cell>
          <table:table-cell table:style-name="Таблица1.A1" office:value-type="string">
            <text:p text:style-name="P43">Боковая панель слишком длинная</text:p>
          </table:table-cell>
          <table:table-cell table:style-name="Таблица1.A1" office:value-type="string">
            <text:p text:style-name="P43">На разных страницах сайта в зависимости от количества основного контента различное отображение боковой панели</text:p>
            <text:p text:style-name="P43"/>
            <text:p text:style-name="P27">Ожидаемый результат:</text:p>
            <text:p text:style-name="P17">Одинаковое отображение независимо от основного контента</text:p>
            <text:p text:style-name="P27">Фактический результат:</text:p>
            <text:p text:style-name="P17">Разное отображение независимо от основного контента</text:p>
          </table:table-cell>
          <table:table-cell table:style-name="Таблица1.A1" office:value-type="string">
            <text:p text:style-name="P43">1.Перейти на «Главную» страницу</text:p>
            <text:p text:style-name="P43">2. Перейти на страницу «О Нас»</text:p>
            <text:p text:style-name="P43">3.Сравнить их</text:p>
            <text:p text:style-name="P43"/>
            <text:p text:style-name="P43">Дефект:</text:p>
            <text:p text:style-name="P43">Различное отображение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34">Косметический дефект</text:p>
          </table:table-cell>
          <table:table-cell table:style-name="Таблица1.A1" office:value-type="string">
            <text:p text:style-name="P34">Нет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3">
          <table:table-cell table:style-name="Таблица1.A1" office:value-type="string">
            <text:p text:style-name="P32">6</text:p>
          </table:table-cell>
          <table:table-cell table:style-name="Таблица1.A1" office:value-type="string">
            <text:p text:style-name="P7">Панель навигации <text:span text:style-name="T17">иногда</text:span> «<text:span text:style-name="T17">уходит</text:span>» <text:span text:style-name="T17">на задний слой</text:span></text:p>
          </table:table-cell>
          <table:table-cell table:style-name="Таблица1.A1" office:value-type="string">
            <text:p text:style-name="P44">При прокрутке сайта иногда панель навигации бывает недоступна, она уходит на задний план на некоторых элементах </text:p>
            <text:p text:style-name="P44"/>
            <text:p text:style-name="P28">Ожидаемый результат:</text:p>
            <text:p text:style-name="P18">Навигационная панель закреплена статически</text:p>
            <text:p text:style-name="P28">Фактический результат:</text:p>
            <text:p text:style-name="P18">Навигационная панель не закреплена статически</text:p>
          </table:table-cell>
          <table:table-cell table:style-name="Таблица1.A1" office:value-type="string">
            <text:p text:style-name="P44">1.Прокрутить страницу вниз и проследить за панелью навигации</text:p>
            <text:p text:style-name="P44"/>
            <text:p text:style-name="P44">Дефект:</text:p>
            <text:p text:style-name="P18">Навигационная панель не закреплена статически</text:p>
          </table:table-cell>
          <table:table-cell table:style-name="Таблица1.A1" office:value-type="string">
            <text:p text:style-name="P42">Всегда</text:p>
          </table:table-cell>
          <table:table-cell table:style-name="Таблица1.A1" office:value-type="string">
            <text:p text:style-name="P38">Высокая</text:p>
          </table:table-cell>
          <table:table-cell table:style-name="Таблица1.A1" office:value-type="string">
            <text:p text:style-name="P42">Высокая</text:p>
          </table:table-cell>
          <table:table-cell table:style-name="Таблица1.A1" office:value-type="string">
            <text:p text:style-name="P35">Косметический дефект</text:p>
          </table:table-cell>
          <table:table-cell table:style-name="Таблица1.A1" office:value-type="string">
            <text:p text:style-name="P44">Нет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9">
          <table:table-cell table:style-name="Таблица1.A1" office:value-type="string">
            <text:p text:style-name="P32">7</text:p>
          </table:table-cell>
          <table:table-cell table:style-name="Таблица1.A1" office:value-type="string">
            <text:p text:style-name="P45">Textarea ломает верстку</text:p>
          </table:table-cell>
          <table:table-cell table:style-name="Таблица1.A1" office:value-type="string">
            <text:p text:style-name="P45">При увеличении размера элемента Textarea увеличивается размер других элементов страницы </text:p>
            <text:p text:style-name="P45"/>
            <text:p text:style-name="P29">Ожидаемый результат:</text:p>
            <text:p text:style-name="P20">Верстка не ломается</text:p>
            <text:p text:style-name="P29">Фактический результат:</text:p>
            <text:p text:style-name="P19"><text:span text:style-name="T18">Верстка ломается</text:span> </text:p>
            <text:p text:style-name="P19"/>
          </table:table-cell>
          <table:table-cell table:style-name="Таблица1.A1" office:value-type="string">
            <text:p text:style-name="P8">1.Найти элемент textarea</text:p>
            <text:p text:style-name="P8">2. Изменить размер этого элемента</text:p>
            <text:p text:style-name="P8"/>
            <text:p text:style-name="P55"><text:span text:style-name="T9">Дефект:</text:span><text:span text:style-name="T8">Textarea ломает верстку</text:span>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49">Проблема масштабируемости</text:p>
          </table:table-cell>
          <table:table-cell table:style-name="Таблица1.A1" office:value-type="string">
            <text:p text:style-name="P47">Да</text:p>
            <text:p text:style-name="P47">Если не изменять размер 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32">8</text:p>
          </table:table-cell>
          <table:table-cell table:style-name="Таблица1.A1" office:value-type="string">
            <text:p text:style-name="P47"><text:span text:style-name="T22">Д</text:span>оступность лого названия компании </text:p>
            <text:p text:style-name="P47"><text:s/></text:p>
          </table:table-cell>
          <table:table-cell table:style-name="Таблица1.A1" office:value-type="string">
            <text:p text:style-name="P49">Лого названия компании <text:s/>является ссылкой <text:span text:style-name="T22">на главной странице</text:span></text:p>
            <text:p text:style-name="P49"/>
            <text:p text:style-name="P46"/>
            <text:p text:style-name="P30">Ожидаемый результат:</text:p>
            <text:p text:style-name="P21">является</text:p>
            <text:p text:style-name="P30">Фактический результат:</text:p>
            <text:p text:style-name="P21"><text:span text:style-name="T20">не </text:span>является</text:p>
          </table:table-cell>
          <table:table-cell table:style-name="Таблица1.A1" office:value-type="string">
            <text:p text:style-name="P48">Дефект:<text:span text:style-name="T19">Лого названия компании <text:s/>является ссылкой </text:span><text:span text:style-name="T22">на главной странице</text:span>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49">Нереализованная функциональность</text:p>
          </table:table-cell>
          <table:table-cell table:style-name="Таблица1.A1" office:value-type="string">
            <text:p text:style-name="P47"><text:span text:style-name="T19">Нет</text:span> 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9">
          <table:table-cell table:style-name="Таблица1.A1" office:value-type="string">
            <text:p text:style-name="P32">9</text:p>
          </table:table-cell>
          <table:table-cell table:style-name="Таблица1.A1" office:value-type="string">
            <text:p text:style-name="P50">Summary → details ломает вёрстку</text:p>
          </table:table-cell>
          <table:table-cell table:style-name="Таблица1.A1" office:value-type="string">
            <text:p text:style-name="P50">При открытии полной информации об одной новости, открывается информация о другой, которая находится с соседней стороны</text:p>
            <text:p text:style-name="P50"/>
            <text:p text:style-name="P30">Ожидаемый результат:</text:p>
            <text:p text:style-name="P22">отображение только выбранной новости</text:p>
            <text:p text:style-name="P30">Фактический результат:</text:p>
            <text:p text:style-name="P22">отображение обоих новостей</text:p>
          </table:table-cell>
          <table:table-cell table:style-name="Таблица1.A1" office:value-type="string">
            <text:p text:style-name="P51">1. Перейти на страницу «новости»</text:p>
            <text:p text:style-name="P51">2.открыть любую новость</text:p>
            <text:p text:style-name="P51"/>
            <text:p text:style-name="P51">Дефект:</text:p>
            <text:p text:style-name="P23">отображение обоих новостей</text:p>
          </table:table-cell>
          <table:table-cell table:style-name="Таблица1.A1" office:value-type="string">
            <text:p text:style-name="P34">Всегда</text:p>
          </table:table-cell>
          <table:table-cell table:style-name="Таблица1.A1" office:value-type="string">
            <text:p text:style-name="P34">Средняя</text:p>
          </table:table-cell>
          <table:table-cell table:style-name="Таблица1.A1" office:value-type="string">
            <text:p text:style-name="P34">Обычная</text:p>
          </table:table-cell>
          <table:table-cell table:style-name="Таблица1.A1" office:value-type="string">
            <text:p text:style-name="P49">Нереализованная функциональность</text:p>
          </table:table-cell>
          <table:table-cell table:style-name="Таблица1.A1" office:value-type="string">
            <text:p text:style-name="P47"><text:span text:style-name="T19">Нет</text:span> </text:p>
          </table:table-cell>
          <table:table-cell table:style-name="Таблица1.A1" office:value-type="string">
            <text:p text:style-name="P32">-</text:p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9">
          <table:table-cell table:style-name="Таблица1.A1" office:value-type="string">
            <text:p text:style-name="P32">10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>-</text:p>
          </table:table-cell>
        </table:table-row>
        <table:table-row table:style-name="Таблица1.13">
          <table:table-cell table:style-name="Таблица1.A1" office:value-type="string">
            <text:p text:style-name="P52">11</text:p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10</meta:editing-cycles>
    <meta:creation-date>2023-10-01T10:36:00</meta:creation-date>
    <dc:date>2023-10-14T00:48:01.567268711</dc:date>
    <meta:editing-duration>PT5H43M26S</meta:editing-duration>
    <meta:generator>LibreOffice/7.3.7.2$Linux_X86_64 LibreOffice_project/30$Build-2</meta:generator>
    <meta:document-statistic meta:table-count="1" meta:image-count="0" meta:object-count="0" meta:page-count="3" meta:paragraph-count="177" meta:word-count="469" meta:character-count="3503" meta:non-whitespace-character-count="3194"/>
    <meta:user-defined meta:name="AppVersion">12.0000</meta:user-defined>
    <meta:template xlink:type="simple" xlink:actuate="onRequest" xlink:title="Normal.dotm" xlink:href=""/>
  </office:meta>
</office:document-meta>
</file>